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Rabbi Johana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Great is the power of faith. <text:s/>It alone can remove/ mountains of sorrow. <text:s/>For that quality of the/ heart I eagerly wish, that I may impart it/ to others and become a source of relief and conso-/-lation. <text:s/>The cold reasoning of the mind may hard-/-en us into indifference, make us callous, but/ will not soften our woes, and bring calmness,/ the serenity of fortitude. <text:s/>To say to the bereaved:/ wipe your tears, which profit you nothing; cease/ to lament, for you ought to know that diseases/ may overtake us at any stage of our existence, and/ to die early or late is but a natural process;/ To say so, may be conformable to the teachings of a/ dry philosophy, but they who mourn over the/ loss of beloved objects need other appliances, their/ passionless ratiocination. <text:s/>Faith is the most/ effective balm to sooth us in affliction./ <text:s/>I have read of an olden Sage who was un-/-fortunate through life, and yet his trust in a wise/ Providence sustained him to a far advanced age./</text:p>
      <text:p text:style-name="P3"/>
      <text:p text:style-name="P3">[Page 2]</text:p>
      <text:p text:style-name="P3">Rabbi Johanan son of Nappacha was left an/ orphan in his childhood. <text:s/>When he grew to/ manhood and married, he was doomed to bury/ all his offspring, but neither sorrows robbed him/ of his confiding trust in Providence. <text:s/>His having/ remained without parents, was a strong incentive/ to his rising in the world by dint of study;/ his having been bereft of his progeny became/ the means of his affording his fellow creatures/ comfort. <text:s/>It is related that when calling on/ the sorrow-stricken, he would show them a/ bone of his last child he had interred, and/ urge them not to murmur, for very severe/ were the visitations under which he himself had/ suffered, and nevertheless he had arisen above/ dejection and <text:soft-page-break/>labored on for good. <text:s/>In his/ profound sympathy, he would tell the/ unfortunate [Hebrew]/ [Hebrew] <text:s/>Though a sharp sword/ were suspended over a man's head, he ought not/ to despair, for Job, who endured all sorts of tribulations,/ exclaimed "even if He slays me, in Him will I hope"./</text:p>
      <text:p text:style-name="P3"/>
      <text:p text:style-name="P3">[Page 3]</text:p>
      <text:p text:style-name="P3">Such are the words which my hearts dictates/ at this sad moment, and with which I am/ prompted to address you mother, grandmother/ and loving relatives of this dear child. <text:s/>I feel/ pained at your loss, but it would ill become/ me to add to your grief by utterances of mur-/-mur and complaint. <text:s/>Your....has been sum-/-moned hence too soon and all your ministration/ of kindness could not hold her back. <text:s/>She has/ returned pure to her Maker. <text:s/>How many fa-/-thers and mothers would rejoice to know that their/ children were returned to God spotless, unstained/ by irreligion and vice. <text:s/>See, I beg of you,/ see to the moral training of your J... <text:s/>He may/ prove a spring of exhaustless joy, if you will hence-/-forth centre upon him your undivided attention,/ offering him healthful counsel, profitable in-/-struction, and an example at home and abroad/ unexceptionable. <text:s/>And may He who wounds/ but heals, afflicts but consoles give you the power/ which faith imparts, that you may soon arise/ above this sad bereavement./</text:p>
      <text:p text:style-name="P3"/>
      <text:p text:style-name="P3">[Page 4]</text:p>
      <text:p text:style-name="P3">O Sovereign Lord! <text:s/>It was Thy unsearchable/ will to deprive this Hebrew family of an object/ that brightened their existence. <text:s/>The removal of this/ loveable creature has cast a gloom round their path/ Oh deign to dispell darkness and according to Thy/ mercy bring light and gladness. <text:s/>Fulfill in them/ the sentence of Thy prophet "I will turn their mourn-/-ing into joy and comfort them." <text:s/>Am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2:11:59.22</meta:creation-date>
    <meta:document-statistic meta:table-count="0" meta:image-count="0" meta:object-count="0" meta:page-count="3" meta:paragraph-count="69" meta:word-count="752" meta:character-count="4701"/>
    <dc:date>2012-11-07T12:32:37.69</dc:date>
    <meta:editing-duration>PT3M38S</meta:editing-duration>
    <meta:editing-cycles>1</meta:editing-cycles>
    <meta:generator>OpenOffice.org/3.4.1$Win32 OpenOffice.org_project/341m1$Build-9593</meta:generator>
  </office:meta>
</office:document-meta>
</file>